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46.16mm" svg:y="103.18mm">
            <draw:object draw:notify-on-update-of-ranges="Sheet1.A29:Sheet1.A36 Sheet1.B29:Sheet1.B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6.16mm" svg:y="202.52mm">
            <draw:object draw:notify-on-update-of-ranges="Sheet1.A49:Sheet1.A56 Sheet1.B49:Sheet1.B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6.16mm" svg:y="5.51mm">
            <draw:object draw:notify-on-update-of-ranges="Sheet1.A2:Sheet1.A5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JECTID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OUNTYFP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TATEFP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 table:number-rows-repeated="23">
          <table:table-cell table:number-columns-repeated="2"/>
        </table:table-row>
        <table:table-row table:style-name="ro1">
          <table:table-cell office:value-type="string" calcext:value-type="string">
            <text:p>NYSStreetI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treetName</text:p>
          </table:table-cell>
          <table:table-cell table:style-name="ce1" office:value-type="percentage" office:value="0.953" calcext:value-type="percentage">
            <text:p>95,30%</text:p>
          </table:table-cell>
        </table:table-row>
        <table:table-row table:style-name="ro1">
          <table:table-cell office:value-type="string" calcext:value-type="string">
            <text:p>PostType</text:p>
          </table:table-cell>
          <table:table-cell table:style-name="ce1"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PostDirect</text:p>
          </table:table-cell>
          <table:table-cell table:style-name="ce1"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LeftCounty</text:p>
          </table:table-cell>
          <table:table-cell table:style-name="ce1"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RightCount</text:p>
          </table:table-cell>
          <table:table-cell table:style-name="ce1"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LeftPostal</text:p>
          </table:table-cell>
          <table:table-cell table:style-name="ce1"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RightPosta</text:p>
          </table:table-cell>
          <table:table-cell table:style-name="ce1" office:value-type="percentage" office:value="0.999" calcext:value-type="percentage">
            <text:p>99,90%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YSAddressPointID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ountyID</text:p>
          </table:table-cell>
          <table:table-cell table:style-name="ce1"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NYSStreetID</text:p>
          </table:table-cell>
          <table:table-cell table:style-name="ce1"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AddressNumber</text:p>
          </table:table-cell>
          <table:table-cell table:style-name="ce1"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StreetName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ZipCode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intType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ddressSource</text:p>
          </table:table-cell>
          <table:table-cell table:style-name="ce1" office:value-type="percentage" office:value="1" calcext:value-type="percentage">
            <text:p>10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s" fo:country="B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5:40:27.552000000</meta:creation-date>
    <dc:date>2015-05-08T16:05:01.556000000</dc:date>
    <meta:editing-duration>PT7M33S</meta:editing-duration>
    <meta:editing-cycles>1</meta:editing-cycles>
    <meta:document-statistic meta:table-count="1" meta:cell-count="40" meta:object-count="3"/>
    <meta:generator>LibreOffice/4.4.1.2$Windows_x86 LibreOffice_project/45e2de17089c24a1fa810c8f975a7171ba4cd43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Data completeness for Counties</text:p>
        </chart:title>
        <chart:plot-area chart:style-name="ch3" table:cell-range-address="Sheet1.A2:Sheet1.B5" chart:data-source-has-labels="column" svg:x="0.32cm" svg:y="1.275cm" svg:width="15.36cm" svg:height="7.545cm">
          <chartooo:coordinate-region svg:x="2.423cm" svg:y="1.275cm" svg:width="12.581cm" svg:height="6.898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BJECTID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NTYF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TEF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Data completeness for Streets</text:p>
        </chart:title>
        <chart:plot-area chart:style-name="ch3" table:cell-range-address="Sheet1.A29:Sheet1.B36" chart:data-source-has-labels="column" svg:x="0.32cm" svg:y="1.275cm" svg:width="15.36cm" svg:height="7.545cm">
          <chartooo:coordinate-region svg:x="2.397cm" svg:y="1.275cm" svg:width="12.607cm" svg:height="6.898cm"/>
          <chart:axis chart:dimension="x" chart:name="primary-x" chart:style-name="ch4" chartooo:axis-type="auto">
            <chartooo:date-scale/>
            <chart:categories table:cell-range-address="Sheet1.A29:Sheet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YSStreetI</text:p>
                <draw:g>
                  <svg:desc>Sheet1.A29:Sheet1.A36</svg:desc>
                </draw:g>
              </table:table-cell>
              <table:table-cell office:value-type="float" office:value="1">
                <text:p>1</text:p>
                <draw:g>
                  <svg:desc>Sheet1.B29:Sheet1.B36</svg:desc>
                </draw:g>
              </table:table-cell>
            </table:table-row>
            <table:table-row>
              <table:table-cell office:value-type="string">
                <text:p>StreetName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PostType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PostDirect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LeftCounty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ightCount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LeftPostal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ightPosta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Data completeness for Address Points</text:p>
        </chart:title>
        <chart:plot-area chart:style-name="ch3" table:cell-range-address="Sheet1.A49:Sheet1.B56" chart:data-source-has-labels="column" svg:x="0.32cm" svg:y="1.275cm" svg:width="15.36cm" svg:height="7.545cm">
          <chartooo:coordinate-region svg:x="3.667cm" svg:y="1.275cm" svg:width="11.337cm" svg:height="6.898cm"/>
          <chart:axis chart:dimension="x" chart:name="primary-x" chart:style-name="ch4" chartooo:axis-type="auto">
            <chartooo:date-scale/>
            <chart:categories table:cell-range-address="Sheet1.A49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B5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YSAddressPointID</text:p>
                <draw:g>
                  <svg:desc>Sheet1.A49:Sheet1.A56</svg:desc>
                </draw:g>
              </table:table-cell>
              <table:table-cell office:value-type="float" office:value="1">
                <text:p>1</text:p>
                <draw:g>
                  <svg:desc>Sheet1.B49:Sheet1.B56</svg:desc>
                </draw:g>
              </table:table-cell>
            </table:table-row>
            <table:table-row>
              <table:table-cell office:value-type="string">
                <text:p>CountyID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NYSStreetID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AddressNumber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Street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ipCo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Typ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ressSourc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